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E000002087D7B3356.png" manifest:media-type=""/>
  <manifest:file-entry manifest:full-path="Pictures/1000020100000368000001FC1769883B.png" manifest:media-type=""/>
  <manifest:file-entry manifest:full-path="Pictures/100002010000014A0000002C7ABEB004.png" manifest:media-type=""/>
  <manifest:file-entry manifest:full-path="Pictures/100000000000012C0000012C584E1A76.jpg" manifest:media-type=""/>
  <manifest:file-entry manifest:full-path="Pictures/100002010000038A00000204607AD6EC.png" manifest:media-type=""/>
  <manifest:file-entry manifest:full-path="Pictures/10000201000001F40000015318741C55.png" manifest:media-type=""/>
  <manifest:file-entry manifest:full-path="Pictures/1000020100000337000001C320C560BA.png" manifest:media-type=""/>
  <manifest:file-entry manifest:full-path="Pictures/100002010000020F00000100ECD8E656.png" manifest:media-type=""/>
  <manifest:file-entry manifest:full-path="Pictures/100002010000034D000001F08F2E48F7.png" manifest:media-type=""/>
  <manifest:file-entry manifest:full-path="Pictures/10000201000002DF00000216A782343D.png" manifest:media-type=""/>
  <manifest:file-entry manifest:full-path="Pictures/100002010000035900000139CFA0485D.png" manifest:media-type=""/>
  <manifest:file-entry manifest:full-path="Pictures/1000020100000280000002B24F23E0D3.png" manifest:media-type=""/>
  <manifest:file-entry manifest:full-path="Pictures/10000201000001270000010F39F3116E.png" manifest:media-type=""/>
  <manifest:file-entry manifest:full-path="Pictures/10000201000002700000012111F78E68.png" manifest:media-type=""/>
  <manifest:file-entry manifest:full-path="Pictures/100002010000034A000001EFC793C7CC.png" manifest:media-type=""/>
  <manifest:file-entry manifest:full-path="Pictures/10000000000001FD0000015CF3CD1C0B.jpg" manifest:media-type=""/>
  <manifest:file-entry manifest:full-path="Pictures/100002010000025800000042BD5AF2FD.png" manifest:media-type=""/>
  <manifest:file-entry manifest:full-path="Pictures/1000020100000356000001E352103BDF.png" manifest:media-type=""/>
  <manifest:file-entry manifest:full-path="Pictures/10000201000001000000010058F2E8C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bitmap" draw:fill-image-name="Bitmape_20_1" style:repeat="stretch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30182b" draw:stroke-linejoin="round" draw:fill="solid" draw:fill-color="#dfdfdf" draw:textarea-vertical-align="middle" draw:auto-grow-height="false" draw:fit-to-size="false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bitmap" draw:fill-image-name="Bitmape_20_3" style:repeat="stretch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bitmap" draw:fill-image-name="Bitmape_20_4" style:repeat="stretch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Bitmape_20_5" style:repeat="stretch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Bitmape_20_6" style:repeat="stretch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bitmap" draw:fill-image-name="Bitmape_20_7" style:repeat="stretch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bitmap" draw:fill-image-name="Bitmape_20_8" style:repeat="stretch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bitmap" draw:fill-image-name="Bitmape_20_9" style:repeat="stretch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bitmap" draw:fill-image-name="Bitmape_20_10" style:repeat="stretch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bitmap" draw:fill-image-name="Bitmape_20_11" style:repeat="stretch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bitmap" draw:fill-image-name="Bitmape_20_12" style:repeat="stretch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bitmap" draw:fill-image-name="Bitmape_20_13" style:repeat="stretch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bitmap" draw:fill-image-name="Bitmape_20_14" style:repeat="stretch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bitmap" draw:fill-image-name="Bitmape_20_15" style:repeat="stretch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bitmap" draw:fill-image-name="Bitmape_20_16" style:repeat="stretch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bitmap" draw:fill-image-name="Bitmape_20_17" style:repeat="stretch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bitmap" draw:fill-image-name="Bitmape_20_18" style:repeat="stretch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bitmap" draw:fill-image-name="Bitmape_20_19" style:repeat="stretch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8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10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11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.847cm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.423cm">
        <style:tab-stops>
          <style:tab-stop style:position="0cm"/>
        </style:tab-stops>
      </style:paragraph-properties>
    </style:style>
    <style:style style:name="P4" style:family="paragraph">
      <style:paragraph-properties fo:margin-left="0.953cm" fo:margin-right="0cm" fo:margin-top="0.212cm" fo:margin-bottom="0cm" fo:line-height="100%" fo:text-align="start" fo:text-indent="-0.952cm">
        <style:tab-stops>
          <style:tab-stop style:position="0cm"/>
        </style:tab-stops>
      </style:paragraph-properties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.212cm" fo:margin-bottom="0cm" fo:line-height="100%" fo:text-align="start" fo:text-indent="0cm"/>
    </style:style>
    <style:style style:name="P7" style:family="paragraph">
      <style:paragraph-properties fo:margin-left="0cm" fo:margin-right="0cm" fo:margin-top="0.212cm" fo:margin-bottom="0.353cm" fo:line-height="100%" fo:text-align="start" fo:text-indent="0cm"/>
    </style:style>
    <style:style style:name="P8" style:family="paragraph">
      <style:paragraph-properties fo:margin-left="0cm" fo:margin-right="0cm" fo:margin-top="0.212cm" fo:margin-bottom="0cm" fo:line-height="115%" fo:text-align="start" fo:text-indent="0cm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margin-left="0.953cm" fo:margin-right="0cm" fo:margin-top="0.212cm" fo:margin-bottom="0cm" fo:line-height="115%" fo:text-align="start" fo:text-indent="0cm">
        <style:tab-stops>
          <style:tab-stop style:position="0cm"/>
        </style:tab-stops>
      </style:paragraph-properties>
    </style:style>
    <style:style style:name="P11" style:family="paragraph">
      <style:paragraph-properties fo:margin-left="0.953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ffffff" style:text-line-through-style="none" fo:font-family="Georgia" fo:font-size="48pt" fo:letter-spacing="normal" fo:font-style="normal" style:text-underline-style="none" fo:font-weight="normal" style:font-family-asian="Georgia" style:font-size-asian="48pt" style:font-style-asian="normal" style:font-weight-asian="normal" style:font-family-complex="Georgia" style:font-size-complex="48pt" style:font-style-complex="normal" style:font-weight-complex="normal"/>
    </style:style>
    <style:style style:name="T2" style:family="text">
      <style:text-properties fo:color="#30182b" style:text-line-through-style="none" fo:font-family="Georgia" fo:font-size="24pt" fo:letter-spacing="normal" fo:font-style="italic" style:text-underline-style="none" fo:font-weight="normal" style:font-family-asian="Georgia" style:font-size-asian="24pt" style:font-style-asian="italic" style:font-weight-asian="normal" style:font-family-complex="Georgia" style:font-size-complex="24pt" style:font-style-complex="italic" style:font-weight-complex="normal"/>
    </style:style>
    <style:style style:name="T3" style:family="text">
      <style:text-properties fo:color="#000000" style:text-line-through-style="none" fo:font-family="Georgia" fo:font-size="30pt" fo:letter-spacing="normal" fo:font-style="normal" style:text-underline-style="none" fo:font-weight="bold" style:font-family-asian="Georgia" style:font-size-asian="30pt" style:font-style-asian="normal" style:font-weight-asian="bold" style:font-family-complex="Georgia" style:font-size-complex="30pt" style:font-style-complex="normal" style:font-weight-complex="bold"/>
    </style:style>
    <style:style style:name="T4" style:family="text">
      <style:text-properties fo:color="#000000" style:text-line-through-style="none" fo:font-family="Georgia" fo:font-size="30pt" fo:letter-spacing="normal" fo:font-style="normal" style:text-underline-style="none" fo:font-weight="normal" style:font-family-asian="Georgia" style:font-size-asian="30pt" style:font-style-asian="normal" style:font-weight-asian="normal" style:font-family-complex="Georgia" style:font-size-complex="30pt" style:font-style-complex="normal" style:font-weight-complex="normal"/>
    </style:style>
    <style:style style:name="T5" style:family="text">
      <style:text-properties fo:color="#511e3e" style:text-line-through-style="none" fo:font-family="Georgia" fo:font-size="30pt" fo:letter-spacing="normal" fo:font-style="normal" style:text-underline-style="solid" style:text-underline-width="auto" style:text-underline-color="font-color" fo:font-weight="normal" style:font-family-asian="Georgia" style:font-size-asian="30pt" style:font-style-asian="normal" style:font-weight-asian="normal" style:font-family-complex="Georgia" style:font-size-complex="30pt" style:font-style-complex="normal" style:font-weight-complex="normal"/>
    </style:style>
    <style:style style:name="T6" style:family="text">
      <style:text-properties style:text-line-through-style="non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style:text-line-through-style="none" fo:font-family="Georgia" fo:font-size="26pt" fo:letter-spacing="normal" fo:font-style="normal" style:text-underline-style="none" fo:font-weight="normal" style:font-family-asian="Georgia" style:font-size-asian="26pt" style:font-style-asian="normal" style:font-weight-asian="normal" style:font-family-complex="Georgia" style:font-size-complex="26pt" style:font-style-complex="normal" style:font-weight-complex="normal"/>
    </style:style>
    <style:style style:name="T8" style:family="text">
      <style:text-properties fo:color="#000000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T9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10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11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0182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6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○">
        <style:list-level-properties text:space-before="0.107cm" text:min-label-width="1.163cm"/>
        <style:text-properties fo:font-family="Georgia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07cm" text:min-label-width="1.163cm"/>
        <style:text-properties fo:font-family="Georgia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39" presentation:style-name="pr1" draw:text-style-name="P2" draw:layer="layout" svg:width="21.589cm" svg:height="4.584cm" svg:x="1.905cm" svg:y="6.47cm" presentation:class="title" presentation:user-transformed="true">
          <draw:text-box>
            <text:p text:style-name="P1"><text:span text:style-name="T1">Arquitectura de Aplicaciones Web</text:span></text:p>
          </draw:text-box>
        </draw:frame>
        <draw:frame draw:name="Shape 40" presentation:style-name="pr2" draw:text-style-name="P2" draw:layer="layout" svg:width="21.589cm" svg:height="2.468cm" svg:x="1.905cm" svg:y="11.457cm" presentation:class="subtitle" presentation:user-transformed="true">
          <draw:text-box>
            <text:p text:style-name="P3"><text:span text:style-name="T2">Introducción a los modelos de desarrollo cliente-servidor</text:span></text:p>
          </draw:text-box>
        </draw:frame>
        <presentation:notes draw:style-name="dp2">
          <draw:page-thumbnail draw:name="Shape 42" draw:style-name="gr1" draw:layer="layout" svg:width="12.7cm" svg:height="9.524cm" svg:x="3.176cm" svg:y="1.905cm" draw:page-number="1" presentation:class="page"/>
          <draw:frame draw:name="Shape 43" presentation:style-name="pr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cto" draw:style-name="dp1" draw:master-page-name="TITLE_5f_AND_5f_BODY" presentation:presentation-page-layout-name="AL2T1">
        <draw:frame draw:name="Shape 4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tacto</text:span></text:p>
          </draw:text-box>
        </draw:frame>
        <draw:frame draw:name="Shape 46" presentation:style-name="pr5" draw:text-style-name="P2" draw:layer="layout" svg:width="22.859cm" svg:height="13.798cm" svg:x="1.27cm" svg:y="4.445cm" presentation:class="outline" presentation:user-transformed="true">
          <draw:text-box>
            <text:p text:style-name="P4"><text:span text:style-name="T3">Matías Mirabelli</text:span></text:p>
            <text:p text:style-name="P4"><text:span text:style-name="T4">twitter: @matias_mi</text:span></text:p>
            <text:p text:style-name="P4"><text:span text:style-name="T4">email: </text:span><text:span text:style-name="T5"><text:a xlink:href="mailto:matias.mi@riseup.net" xlink:type="simple">matias.mi@riseup.net</text:a></text:span></text:p>
            <text:p text:style-name="P4"><text:span text:style-name="T4">github: seykron</text:span></text:p>
          </draw:text-box>
        </draw:frame>
        <presentation:notes draw:style-name="dp2">
          <draw:page-thumbnail draw:name="Shape 48" draw:style-name="gr1" draw:layer="layout" svg:width="12.7cm" svg:height="9.524cm" svg:x="3.176cm" svg:y="1.905cm" draw:page-number="2" presentation:class="page"/>
          <draw:frame draw:name="Shape 49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so de amparo" draw:style-name="dp1" draw:master-page-name="TITLE_5f_ONLY" presentation:presentation-page-layout-name="AL3T19">
        <draw:custom-shape draw:name="Shape 51" draw:style-name="gr2" draw:text-style-name="P5" xml:id="id1" draw:id="id1" draw:layer="layout" svg:width="6.772cm" svg:height="6.772cm" svg:x="9.313cm" svg:y="7.1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2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curso de amparo</text:span></text:p>
          </draw:text-box>
        </draw:frame>
        <draw:custom-shape draw:name="Shape 53" draw:style-name="gr3" draw:text-style-name="P5" xml:id="id2" draw:id="id2" draw:layer="layout" svg:width="12.26cm" svg:height="12.26cm" svg:x="6.569cm" svg:y="4.3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" smil:type="fade" smil:subtype="crossfade" smil:mode="out"/>
                  <anim:set smil:begin="1s" smil:dur="0.001s" smil:fill="hold" smil:targetElement="id1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Shape 55" draw:style-name="gr1" draw:layer="layout" svg:width="12.7cm" svg:height="9.524cm" svg:x="3.176cm" svg:y="1.905cm" draw:page-number="3" presentation:class="page"/>
          <draw:frame draw:name="Shape 56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cance y objetivo" draw:style-name="dp1" draw:master-page-name="TITLE_5f_AND_5f_BODY" presentation:presentation-page-layout-name="AL2T1">
        <draw:frame draw:name="Shape 5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lcance y objetivo</text:span></text:p>
          </draw:text-box>
        </draw:frame>
        <draw:frame draw:name="Shape 59" presentation:style-name="pr5" draw:text-style-name="P2" draw:layer="layout" svg:width="22.859cm" svg:height="13.798cm" svg:x="1.27cm" svg:y="4.445cm" presentation:class="outline" presentation:user-transformed="true">
          <draw:text-box>
            <text:list text:style-name="L4">
              <text:list-item>
                <text:p text:style-name="P6"><text:span text:style-name="T4">Entender el entorno de desarrollo web</text:span></text:p>
              </text:list-item>
              <text:list-item>
                <text:p text:style-name="P7"><text:span text:style-name="T4">Conocer las prácticas de diseño y los modelos de aplicaciones más utilizados</text:span></text:p>
              </text:list-item>
              <text:list-item>
                <text:p text:style-name="P6"><text:span text:style-name="T4">Comprender los problemas inherentes al desarrollo web y las prácticas, convenciones y herramientas de trabajo para abordarlos</text:span></text:p>
              </text:list-item>
            </text:list>
          </draw:text-box>
        </draw:frame>
        <presentation:notes draw:style-name="dp2">
          <draw:page-thumbnail draw:name="Shape 61" draw:style-name="gr1" draw:layer="layout" svg:width="12.7cm" svg:height="9.524cm" svg:x="3.176cm" svg:y="1.905cm" draw:page-number="4" presentation:class="page"/>
          <draw:frame draw:name="Shape 62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" draw:style-name="dp1" draw:master-page-name="TITLE_5f_AND_5f_BODY" presentation:presentation-page-layout-name="AL2T1">
        <draw:frame draw:name="Shape 6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tenido</text:span></text:p>
          </draw:text-box>
        </draw:frame>
        <draw:frame draw:name="Shape 65" presentation:style-name="pr5" draw:text-style-name="P2" draw:layer="layout" svg:width="22.859cm" svg:height="13.798cm" svg:x="1.27cm" svg:y="4.445cm" presentation:class="outline" presentation:user-transformed="true">
          <draw:text-box>
            <text:list text:style-name="L4">
              <text:list-item>
                <text:p text:style-name="P8"><text:span text:style-name="T4">Qué son las aplicaciones web</text:span></text:p>
              </text:list-item>
              <text:list-item>
                <text:p text:style-name="P8"><text:span text:style-name="T4">Arquitectura de browsers</text:span></text:p>
              </text:list-item>
              <text:list-item>
                <text:p text:style-name="P8"><text:span text:style-name="T4">Motor de JavaScript</text:span></text:p>
              </text:list-item>
              <text:list-item>
                <text:p text:style-name="P8"><text:span text:style-name="T4">Diseño de infraestructura</text:span></text:p>
              </text:list-item>
              <text:list-item>
                <text:p text:style-name="P8"><text:span text:style-name="T4">Diseño de APIs</text:span></text:p>
              </text:list-item>
              <text:list-item>
                <text:p text:style-name="P8"><text:span text:style-name="T4">Herramientas de desarrollo</text:span></text:p>
              </text:list-item>
            </text:list>
          </draw:text-box>
        </draw:frame>
        <presentation:notes draw:style-name="dp2">
          <draw:page-thumbnail draw:name="Shape 67" draw:style-name="gr1" draw:layer="layout" svg:width="12.7cm" svg:height="9.524cm" svg:x="3.176cm" svg:y="1.905cm" draw:page-number="5" presentation:class="page"/>
          <draw:frame draw:name="Shape 68" presentation:style-name="pr6" draw:text-style-name="P2" draw:layer="layout" svg:width="15.239cm" svg:height="11.429cm" svg:x="1.905cm" svg:y="12.065cm" presentation:class="notes" presentation:user-transformed="true">
            <draw:text-box>
              <text:p text:style-name="P9"><text:span text:style-name="T6">Requisitos previos: paradigmas de programación, diseño orientado a objetos, infraestructura de red y protocolo HTTP, patrones de diseño.</text:span></text:p>
            </draw:text-box>
          </draw:frame>
        </presentation:notes>
      </draw:page>
      <draw:page draw:name="Qué son las aplicaciones web" draw:style-name="dp1" draw:master-page-name="TITLE_5f_ONLY" presentation:presentation-page-layout-name="AL3T19">
        <draw:frame draw:name="Shape 70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Qué son las aplicaciones web</text:span></text:p>
          </draw:text-box>
        </draw:frame>
        <draw:custom-shape draw:name="Shape 71" draw:style-name="gr2" draw:text-style-name="P5" draw:layer="layout" svg:width="6.772cm" svg:height="6.772cm" svg:x="9.313cm" svg:y="7.1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3" draw:style-name="gr1" draw:layer="layout" svg:width="12.7cm" svg:height="9.524cm" svg:x="3.176cm" svg:y="1.905cm" draw:page-number="6" presentation:class="page"/>
          <draw:frame draw:name="Shape 74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é son las aplicaciones web" draw:style-name="dp1" draw:master-page-name="TITLE_5f_AND_5f_TWO_5f_COLUMNS" presentation:presentation-page-layout-name="AL4T3">
        <draw:frame draw:name="Shape 76" presentation:style-name="pr9" draw:text-style-name="P2" draw:layer="layout" svg:width="23.622cm" svg:height="3.174cm" svg:x="1.27cm" svg:y="0.763cm" presentation:class="title" presentation:user-transformed="true">
          <draw:text-box>
            <text:p text:style-name="P1"><text:span text:style-name="T1">Qué son las aplicaciones web</text:span></text:p>
          </draw:text-box>
        </draw:frame>
        <draw:frame draw:name="Shape 77" presentation:style-name="pr10" draw:text-style-name="P2" draw:layer="layout" svg:width="11.095cm" svg:height="13.798cm" svg:x="1.27cm" svg:y="4.445cm" presentation:class="outline" presentation:user-transformed="true">
          <draw:text-box>
            <text:p text:style-name="P4"><text:span text:style-name="T3">Página web</text:span></text:p>
            <text:list text:style-name="L6">
              <text:list-item>
                <text:p text:style-name="P10"><text:span text:style-name="T7">Presenta información organizada</text:span></text:p>
              </text:list-item>
              <text:list-item>
                <text:p text:style-name="P10"><text:span text:style-name="T7">Requiere poca o ninguna lógica</text:span></text:p>
              </text:list-item>
              <text:list-item>
                <text:p text:style-name="P10"><text:span text:style-name="T7">Desarrollo lineal</text:span></text:p>
              </text:list-item>
              <text:list-item>
                <text:p text:style-name="P10"><text:span text:style-name="T7">Posee poco o ningún</text:span><text:span text:style-name="T4"> dinamismo</text:span></text:p>
              </text:list-item>
            </text:list>
            <text:p text:style-name="P11"><text:span text:style-name="T4"/></text:p>
          </draw:text-box>
        </draw:frame>
        <draw:frame draw:name="Shape 78" presentation:style-name="pr10" draw:text-style-name="P2" draw:layer="layout" svg:width="11.095cm" svg:height="13.798cm" svg:x="13.034cm" svg:y="4.245cm" presentation:class="outline" presentation:user-transformed="true">
          <draw:text-box>
            <text:p text:style-name="P4"><text:span text:style-name="T3">Aplicación web</text:span></text:p>
            <text:list text:style-name="L6">
              <text:list-item>
                <text:p text:style-name="P10"><text:span text:style-name="T7">Resuelve problemas funcionales</text:span></text:p>
              </text:list-item>
              <text:list-item>
                <text:p text:style-name="P10"><text:span text:style-name="T7">Requiere lógica e infraestructura</text:span></text:p>
              </text:list-item>
              <text:list-item>
                <text:p text:style-name="P10"><text:span text:style-name="T7">Desarrollo complejo</text:span></text:p>
              </text:list-item>
              <text:list-item>
                <text:p text:style-name="P10"><text:span text:style-name="T7">Fuerte</text:span><text:span text:style-name="T4"> interacción con los usuarios</text:span></text:p>
              </text:list-item>
            </text:list>
          </draw:text-box>
        </draw:frame>
        <presentation:notes draw:style-name="dp2">
          <draw:page-thumbnail draw:name="Shape 80" draw:style-name="gr1" draw:layer="layout" svg:width="12.7cm" svg:height="9.524cm" svg:x="3.176cm" svg:y="1.905cm" draw:page-number="7" presentation:class="page"/>
          <draw:frame draw:name="Shape 81" presentation:style-name="pr1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é son las aplicaciones web" draw:style-name="dp1" draw:master-page-name="TITLE_5f_AND_5f_TWO_5f_COLUMNS" presentation:presentation-page-layout-name="AL4T3">
        <draw:frame draw:name="Shape 83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Qué son las aplicaciones web</text:span></text:p>
          </draw:text-box>
        </draw:frame>
        <draw:frame draw:name="Shape 84" presentation:style-name="pr10" draw:text-style-name="P2" draw:layer="layout" svg:width="11.095cm" svg:height="3.542cm" svg:x="1.27cm" svg:y="4.445cm" presentation:class="outline" presentation:user-transformed="true">
          <draw:text-box>
            <text:p text:style-name="P4"><text:span text:style-name="T3">Página web</text:span></text:p>
            <text:p text:style-name="P11"><text:span text:style-name="T4"/></text:p>
          </draw:text-box>
        </draw:frame>
        <draw:frame draw:name="Shape 85" presentation:style-name="pr10" draw:text-style-name="P2" draw:layer="layout" svg:width="11.095cm" svg:height="3.96cm" svg:x="13.034cm" svg:y="4.445cm" presentation:class="outline" presentation:user-transformed="true">
          <draw:text-box>
            <text:p text:style-name="P4"><text:span text:style-name="T3">Aplicación web</text:span></text:p>
          </draw:text-box>
        </draw:frame>
        <draw:custom-shape draw:name="Shape 86" draw:style-name="gr4" draw:text-style-name="P2" draw:layer="layout" svg:width="10.568cm" svg:height="2.686cm" svg:x="13.297cm" svg:y="11.837cm">
          <text:p text:style-name="P12"><text:span text:style-name="T8">Desarrol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" draw:style-name="gr4" draw:text-style-name="P2" draw:layer="layout" svg:width="10.568cm" svg:height="2.686cm" svg:x="0.883cm" svg:y="11.837cm">
          <text:p text:style-name="P12"><text:span text:style-name="T8">Maquet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5" draw:text-style-name="P2" draw:layer="layout" svg:width="3.383cm" svg:height="4.511cm" svg:x="3.342cm" svg:y="6.893cm">
          <text:p text:style-name="P12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89" draw:style-name="gr5" draw:text-style-name="P2" draw:layer="layout" svg:width="3.383cm" svg:height="4.511cm" svg:x="15.797cm" svg:y="7.269cm">
          <text:p text:style-name="P12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90" draw:style-name="gr6" draw:text-style-name="P2" draw:layer="layout" svg:width="2.631cm" svg:height="1.294cm" svg:x="10.862cm" svg:y="12.533cm">
          <text:p text:style-name="P12"><text:span text:style-name="T9">v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2" draw:style-name="gr1" draw:layer="layout" svg:width="12.7cm" svg:height="9.524cm" svg:x="3.176cm" svg:y="1.905cm" draw:page-number="8" presentation:class="page"/>
          <draw:frame draw:name="Shape 93" presentation:style-name="pr1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é son las aplicaciones web" draw:style-name="dp1" draw:master-page-name="TITLE_5f_ONLY" presentation:presentation-page-layout-name="AL3T19">
        <draw:frame draw:name="Shape 95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Qué son las aplicaciones web</text:span></text:p>
          </draw:text-box>
        </draw:frame>
        <draw:custom-shape draw:name="Shape 96" draw:style-name="gr7" draw:text-style-name="P5" draw:layer="layout" svg:width="19.446cm" svg:height="14.128cm" svg:x="0.783cm" svg:y="4.6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8" draw:text-style-name="P5" draw:layer="layout" svg:width="8.73cm" svg:height="1.163cm" svg:x="15.733cm" svg:y="5.0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9" draw:style-name="gr1" draw:layer="layout" svg:width="12.7cm" svg:height="9.524cm" svg:x="3.176cm" svg:y="1.905cm" draw:page-number="9" presentation:class="page"/>
          <draw:frame draw:name="Shape 100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é son las aplicaciones web" draw:style-name="dp1" draw:master-page-name="TITLE_5f_ONLY" presentation:presentation-page-layout-name="AL3T19">
        <draw:frame draw:name="Shape 102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Qué son las aplicaciones web</text:span></text:p>
          </draw:text-box>
        </draw:frame>
        <draw:custom-shape draw:name="Shape 103" draw:style-name="gr9" draw:text-style-name="P5" draw:layer="layout" svg:width="23.518cm" svg:height="13.827cm" svg:x="0.805cm" svg:y="4.5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5" draw:style-name="gr1" draw:layer="layout" svg:width="12.7cm" svg:height="9.524cm" svg:x="3.176cm" svg:y="1.905cm" draw:page-number="10" presentation:class="page"/>
          <draw:frame draw:name="Shape 106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é son las aplicaciones web" draw:style-name="dp1" draw:master-page-name="TITLE_5f_ONLY" presentation:presentation-page-layout-name="AL3T19">
        <draw:frame draw:name="Shape 108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Qué son las aplicaciones web</text:span></text:p>
          </draw:text-box>
        </draw:frame>
        <draw:custom-shape draw:name="Shape 109" draw:style-name="gr10" draw:text-style-name="P5" draw:layer="layout" svg:width="23.071cm" svg:height="13.44cm" svg:x="1.423cm" svg:y="4.84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1" draw:style-name="gr1" draw:layer="layout" svg:width="12.7cm" svg:height="9.524cm" svg:x="3.176cm" svg:y="1.905cm" draw:page-number="11" presentation:class="page"/>
          <draw:frame draw:name="Shape 112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é son las aplicaciones web" draw:style-name="dp1" draw:master-page-name="TITLE_5f_ONLY" presentation:presentation-page-layout-name="AL3T19">
        <draw:frame draw:name="Shape 114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Qué son las aplicaciones web</text:span></text:p>
          </draw:text-box>
        </draw:frame>
        <draw:custom-shape draw:name="Shape 115" draw:style-name="gr11" draw:text-style-name="P5" draw:layer="layout" svg:width="23.653cm" svg:height="13.757cm" svg:x="0.873cm" svg:y="4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7" draw:style-name="gr1" draw:layer="layout" svg:width="12.7cm" svg:height="9.524cm" svg:x="3.176cm" svg:y="1.905cm" draw:page-number="12" presentation:class="page"/>
          <draw:frame draw:name="Shape 118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é son las aplicaciones web: interacción del usuario" draw:style-name="dp1" draw:master-page-name="TITLE_5f_ONLY" presentation:presentation-page-layout-name="AL3T19">
        <draw:frame draw:name="Shape 120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Qué son las aplicaciones web: interacción del usuario</text:span></text:p>
          </draw:text-box>
        </draw:frame>
        <draw:custom-shape draw:name="Shape 121" draw:style-name="gr12" draw:text-style-name="P5" draw:layer="layout" svg:width="22.594cm" svg:height="12.778cm" svg:x="1.191cm" svg:y="5.1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3" draw:style-name="gr1" draw:layer="layout" svg:width="12.7cm" svg:height="9.524cm" svg:x="3.176cm" svg:y="1.905cm" draw:page-number="13" presentation:class="page"/>
          <draw:frame draw:name="Shape 124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ctura de browsers" draw:style-name="dp1" draw:master-page-name="TITLE_5f_ONLY" presentation:presentation-page-layout-name="AL3T19">
        <draw:frame draw:name="Shape 126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rquitectura de browsers</text:span></text:p>
          </draw:text-box>
        </draw:frame>
        <draw:custom-shape draw:name="Shape 127" draw:style-name="gr13" draw:text-style-name="P5" draw:layer="layout" svg:width="20.291cm" svg:height="13.752cm" svg:x="2.554cm" svg:y="4.6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9" draw:style-name="gr1" draw:layer="layout" svg:width="12.7cm" svg:height="9.524cm" svg:x="3.176cm" svg:y="1.905cm" draw:page-number="14" presentation:class="page"/>
          <draw:frame draw:name="Shape 130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ctura de browsers: Rendering" draw:style-name="dp1" draw:master-page-name="TITLE_5f_ONLY" presentation:presentation-page-layout-name="AL3T19">
        <draw:frame draw:name="Shape 132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rquitectura de browsers: Rendering</text:span></text:p>
          </draw:text-box>
        </draw:frame>
        <draw:custom-shape draw:name="Shape 133" draw:style-name="gr14" draw:text-style-name="P5" xml:id="id3" draw:id="id3" draw:layer="layout" svg:width="23.037cm" svg:height="2.518cm" svg:x="0.841cm" svg:y="4.6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15" draw:text-style-name="P5" xml:id="id4" draw:id="id4" draw:layer="layout" svg:width="24.129cm" svg:height="11.176cm" svg:x="0.629cm" svg:y="5.8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3" smil:type="fade" smil:subtype="crossfade" smil:mode="out"/>
                  <anim:set smil:begin="1s" smil:dur="0.001s" smil:fill="hold" smil:targetElement="id3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Shape 136" draw:style-name="gr1" draw:layer="layout" svg:width="12.7cm" svg:height="9.524cm" svg:x="3.176cm" svg:y="1.905cm" draw:page-number="15" presentation:class="page"/>
          <draw:frame draw:name="Shape 137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ctura de browsers: CSS box model" draw:style-name="dp1" draw:master-page-name="TITLE_5f_ONLY" presentation:presentation-page-layout-name="AL3T19">
        <draw:frame draw:name="Shape 139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rquitectura de browsers: CSS box model</text:span></text:p>
          </draw:text-box>
        </draw:frame>
        <draw:custom-shape draw:name="Shape 140" draw:style-name="gr16" draw:text-style-name="P5" draw:layer="layout" svg:width="19.169cm" svg:height="13.103cm" svg:x="3.115cm" svg:y="4.8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2" draw:style-name="gr1" draw:layer="layout" svg:width="12.7cm" svg:height="9.524cm" svg:x="3.176cm" svg:y="1.905cm" draw:page-number="16" presentation:class="page"/>
          <draw:frame draw:name="Shape 14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or de JavaScript: aspectos del lenguaje" draw:style-name="dp1" draw:master-page-name="TITLE_5f_AND_5f_BODY" presentation:presentation-page-layout-name="AL2T1">
        <draw:frame draw:name="Shape 14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tor de JavaScript: aspectos del lenguaje</text:span></text:p>
          </draw:text-box>
        </draw:frame>
        <draw:frame draw:name="Shape 146" presentation:style-name="pr5" draw:text-style-name="P2" draw:layer="layout" svg:width="22.859cm" svg:height="13.798cm" svg:x="1.27cm" svg:y="4.445cm" presentation:class="outline" presentation:user-transformed="true">
          <draw:text-box>
            <text:list text:style-name="L6">
              <text:list-item>
                <text:p text:style-name="P7"><text:span text:style-name="T4">Multi-paradigmático: imperativo, funcional y orientado a objetos</text:span></text:p>
              </text:list-item>
              <text:list-item>
                <text:p text:style-name="P7"><text:span text:style-name="T4">Las funciones son entidades de primer orden</text:span></text:p>
              </text:list-item>
              <text:list-item>
                <text:p text:style-name="P7"><text:span text:style-name="T4">Implementa scope léxico</text:span></text:p>
              </text:list-item>
            </text:list>
          </draw:text-box>
        </draw:frame>
        <presentation:notes draw:style-name="dp2">
          <draw:page-thumbnail draw:name="Shape 148" draw:style-name="gr1" draw:layer="layout" svg:width="12.7cm" svg:height="9.524cm" svg:x="3.176cm" svg:y="1.905cm" draw:page-number="17" presentation:class="page"/>
          <draw:frame draw:name="Shape 149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or de JavaScript" draw:style-name="dp1" draw:master-page-name="TITLE_5f_ONLY" presentation:presentation-page-layout-name="AL3T19">
        <draw:frame draw:name="Shape 15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tor de JavaScript</text:span></text:p>
          </draw:text-box>
        </draw:frame>
        <draw:custom-shape draw:name="Shape 152" draw:style-name="gr17" draw:text-style-name="P5" draw:layer="layout" svg:width="13.994cm" svg:height="12.83cm" svg:x="5.163cm" svg:y="4.8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4" draw:style-name="gr1" draw:layer="layout" svg:width="12.7cm" svg:height="9.524cm" svg:x="3.176cm" svg:y="1.905cm" draw:page-number="18" presentation:class="page"/>
          <draw:frame draw:name="Shape 155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or de JavaScript: DOM and events" draw:style-name="dp1" draw:master-page-name="TITLE_5f_ONLY" presentation:presentation-page-layout-name="AL3T19">
        <draw:frame draw:name="Shape 157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tor de JavaScript: DOM and events</text:span></text:p>
          </draw:text-box>
        </draw:frame>
        <draw:custom-shape draw:name="Shape 158" draw:style-name="gr18" draw:text-style-name="P5" draw:layer="layout" svg:width="13.235cm" svg:height="14.266cm" svg:x="4.923cm" svg:y="4.7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0" draw:style-name="gr1" draw:layer="layout" svg:width="12.7cm" svg:height="9.524cm" svg:x="3.176cm" svg:y="1.905cm" draw:page-number="19" presentation:class="page"/>
          <draw:frame draw:name="Shape 161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eño de infraestructura: Widgets" draw:style-name="dp1" draw:master-page-name="TITLE_5f_ONLY" presentation:presentation-page-layout-name="AL3T19">
        <draw:frame draw:name="Shape 163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iseño de infraestructura: Widgets</text:span></text:p>
          </draw:text-box>
        </draw:frame>
        <draw:custom-shape draw:name="Shape 164" draw:style-name="gr19" draw:text-style-name="P5" draw:layer="layout" svg:width="22.356cm" svg:height="13.122cm" svg:x="1.521cm" svg:y="5.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6" draw:style-name="gr1" draw:layer="layout" svg:width="12.7cm" svg:height="9.524cm" svg:x="3.176cm" svg:y="1.905cm" draw:page-number="20" presentation:class="page"/>
          <draw:frame draw:name="Shape 167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eño de infraestructura: Widgets" draw:style-name="dp1" draw:master-page-name="TITLE_5f_ONLY" presentation:presentation-page-layout-name="AL3T19">
        <draw:frame draw:name="Shape 169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iseño de infraestructura: Widgets</text:span></text:p>
          </draw:text-box>
        </draw:frame>
        <draw:custom-shape draw:name="Shape 170" draw:style-name="gr20" draw:text-style-name="P5" draw:layer="layout" svg:width="19.396cm" svg:height="9.425cm" svg:x="3.002cm" svg:y="6.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2" draw:style-name="gr1" draw:layer="layout" svg:width="12.7cm" svg:height="9.524cm" svg:x="3.176cm" svg:y="1.905cm" draw:page-number="21" presentation:class="page"/>
          <draw:frame draw:name="Shape 17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eño de infraestructura: Widgets" draw:style-name="dp1" draw:master-page-name="TITLE_5f_ONLY" presentation:presentation-page-layout-name="AL3T19">
        <draw:frame draw:name="Shape 175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iseño de infraestructura: Widgets</text:span></text:p>
          </draw:text-box>
        </draw:frame>
        <draw:custom-shape draw:name="Shape 176" draw:style-name="gr21" draw:text-style-name="P5" draw:layer="layout" svg:width="23.174cm" svg:height="12.697cm" svg:x="1.113cm" svg:y="5.2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8" draw:style-name="gr1" draw:layer="layout" svg:width="12.7cm" svg:height="9.524cm" svg:x="3.176cm" svg:y="1.905cm" draw:page-number="22" presentation:class="page"/>
          <draw:frame draw:name="Shape 179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eño de infraestructura: Widgets" draw:style-name="dp1" draw:master-page-name="TITLE_5f_ONLY" presentation:presentation-page-layout-name="AL3T19">
        <draw:frame draw:name="Shape 18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iseño de infraestructura: Widgets</text:span></text:p>
          </draw:text-box>
        </draw:frame>
        <draw:custom-shape draw:name="Shape 182" draw:style-name="gr22" draw:text-style-name="P5" draw:layer="layout" svg:width="22.674cm" svg:height="8.28cm" svg:x="1.363cm" svg:y="5.9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6" draw:text-style-name="P2" draw:layer="layout" svg:width="24.083cm" svg:height="3.425cm" svg:x="0.522cm" svg:y="15.413cm">
          <text:p text:style-name="P13"><text:span text:style-name="T10">Las </text:span><text:span text:style-name="T11">Aplicaciones Web </text:span><text:span text:style-name="T10">corren en </text:span><text:span text:style-name="T11">Documentos W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5" draw:style-name="gr1" draw:layer="layout" svg:width="12.7cm" svg:height="9.524cm" svg:x="3.176cm" svg:y="1.905cm" draw:page-number="23" presentation:class="page"/>
          <draw:frame draw:name="Shape 186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rramientas de Desarrollo" draw:style-name="dp1" draw:master-page-name="TITLE_5f_ONLY" presentation:presentation-page-layout-name="AL3T19">
        <draw:frame draw:name="Shape 188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erramientas de Desarrollo</text:span></text:p>
          </draw:text-box>
        </draw:frame>
        <draw:custom-shape draw:name="Shape 189" draw:style-name="gr23" draw:text-style-name="P5" draw:layer="layout" svg:width="23.97cm" svg:height="13.652cm" svg:x="0.635cm" svg:y="4.6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1" draw:style-name="gr1" draw:layer="layout" svg:width="12.7cm" svg:height="9.524cm" svg:x="3.176cm" svg:y="1.905cm" draw:page-number="24" presentation:class="page"/>
          <draw:frame draw:name="Shape 192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201000001000000010058F2E8C3.png" xlink:type="simple" xlink:show="embed" xlink:actuate="onLoad"/>
    <draw:fill-image draw:name="Bitmape_20_10" draw:display-name="Bitmape 10" xlink:href="Pictures/100002010000025800000042BD5AF2FD.png" xlink:type="simple" xlink:show="embed" xlink:actuate="onLoad"/>
    <draw:fill-image draw:name="Bitmape_20_11" draw:display-name="Bitmape 11" xlink:href="Pictures/10000201000002700000012111F78E68.png" xlink:type="simple" xlink:show="embed" xlink:actuate="onLoad"/>
    <draw:fill-image draw:name="Bitmape_20_12" draw:display-name="Bitmape 12" xlink:href="Pictures/10000000000001FD0000015CF3CD1C0B.jpg" xlink:type="simple" xlink:show="embed" xlink:actuate="onLoad"/>
    <draw:fill-image draw:name="Bitmape_20_13" draw:display-name="Bitmape 13" xlink:href="Pictures/10000201000001270000010F39F3116E.png" xlink:type="simple" xlink:show="embed" xlink:actuate="onLoad"/>
    <draw:fill-image draw:name="Bitmape_20_14" draw:display-name="Bitmape 14" xlink:href="Pictures/1000020100000280000002B24F23E0D3.png" xlink:type="simple" xlink:show="embed" xlink:actuate="onLoad"/>
    <draw:fill-image draw:name="Bitmape_20_15" draw:display-name="Bitmape 15" xlink:href="Pictures/100002010000034D000001F08F2E48F7.png" xlink:type="simple" xlink:show="embed" xlink:actuate="onLoad"/>
    <draw:fill-image draw:name="Bitmape_20_16" draw:display-name="Bitmape 16" xlink:href="Pictures/100002010000020F00000100ECD8E656.png" xlink:type="simple" xlink:show="embed" xlink:actuate="onLoad"/>
    <draw:fill-image draw:name="Bitmape_20_17" draw:display-name="Bitmape 17" xlink:href="Pictures/1000020100000337000001C320C560BA.png" xlink:type="simple" xlink:show="embed" xlink:actuate="onLoad"/>
    <draw:fill-image draw:name="Bitmape_20_18" draw:display-name="Bitmape 18" xlink:href="Pictures/100002010000035900000139CFA0485D.png" xlink:type="simple" xlink:show="embed" xlink:actuate="onLoad"/>
    <draw:fill-image draw:name="Bitmape_20_19" draw:display-name="Bitmape 19" xlink:href="Pictures/100002010000038A00000204607AD6EC.png" xlink:type="simple" xlink:show="embed" xlink:actuate="onLoad"/>
    <draw:fill-image draw:name="Bitmape_20_2" draw:display-name="Bitmape 2" xlink:href="Pictures/100000000000012C0000012C584E1A76.jpg" xlink:type="simple" xlink:show="embed" xlink:actuate="onLoad"/>
    <draw:fill-image draw:name="Bitmape_20_3" draw:display-name="Bitmape 3" xlink:href="Pictures/10000201000002DF00000216A782343D.png" xlink:type="simple" xlink:show="embed" xlink:actuate="onLoad"/>
    <draw:fill-image draw:name="Bitmape_20_4" draw:display-name="Bitmape 4" xlink:href="Pictures/100002010000014A0000002C7ABEB004.png" xlink:type="simple" xlink:show="embed" xlink:actuate="onLoad"/>
    <draw:fill-image draw:name="Bitmape_20_5" draw:display-name="Bitmape 5" xlink:href="Pictures/100002010000034A000001EFC793C7CC.png" xlink:type="simple" xlink:show="embed" xlink:actuate="onLoad"/>
    <draw:fill-image draw:name="Bitmape_20_6" draw:display-name="Bitmape 6" xlink:href="Pictures/1000020100000368000001FC1769883B.png" xlink:type="simple" xlink:show="embed" xlink:actuate="onLoad"/>
    <draw:fill-image draw:name="Bitmape_20_7" draw:display-name="Bitmape 7" xlink:href="Pictures/100002010000037E000002087D7B3356.png" xlink:type="simple" xlink:show="embed" xlink:actuate="onLoad"/>
    <draw:fill-image draw:name="Bitmape_20_8" draw:display-name="Bitmape 8" xlink:href="Pictures/1000020100000356000001E352103BDF.png" xlink:type="simple" xlink:show="embed" xlink:actuate="onLoad"/>
    <draw:fill-image draw:name="Bitmape_20_9" draw:display-name="Bitmape 9" xlink:href="Pictures/10000201000001F40000015318741C55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-background" style:family="presentation">
      <style:graphic-properties draw:stroke="none" draw:fill="gradient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cm" fo:margin-bottom="0.1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cm" fo:margin-bottom="0.1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cm" fo:margin-bottom="0.1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cm" fo:margin-bottom="0.1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cm" fo:margin-bottom="0.1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gradient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cm" fo:margin-bottom="0.1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cm" fo:margin-bottom="0.1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cm" fo:margin-bottom="0.1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cm" fo:margin-bottom="0.1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cm" fo:margin-bottom="0.1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gradient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cm" fo:margin-bottom="0.1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cm" fo:margin-bottom="0.1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cm" fo:margin-bottom="0.1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cm" fo:margin-bottom="0.1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cm" fo:margin-bottom="0.1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7%" draw:textarea-vertical-align="middle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0000" draw:opacity="8%" draw:textarea-vertical-align="middle" draw:auto-grow-height="false" draw:fit-to-size="false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" style:page-layout-name="PM1" draw:style-name="Mdp1">
      <draw:custom-shape draw:name="Shape 8" draw:style-name="Mgr3" draw:text-style-name="MP3" draw:layer="backgroundobjects" svg:width="25.399cm" svg:height="7.994cm" draw:transform="rotate (-3.14159265358979) translate (25.398cm 19.05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9" draw:style-name="Mgr4" draw:text-style-name="MP3" draw:layer="backgroundobjects" svg:width="12.825cm" svg:height="2.194cm" svg:x="0cm" svg:y="8.864cm">
        <text:p/>
        <draw:enhanced-geometry draw:mirror-horizontal="false" draw:mirror-vertical="false" svg:viewBox="0 0 0 0" draw:type="ooxml-non-primitive" draw:enhanced-path="M 1199 1108924 L 4617373 1108924 0 0 C 400 369641 799 739283 1199 1108924 Z N"/>
      </draw:custom-shape>
      <draw:custom-shape draw:name="Shape 10" draw:style-name="Mgr5" draw:text-style-name="MP3" draw:layer="backgroundobjects" svg:width="12.825cm" svg:height="2.109cm" draw:transform="rotate (-3.14159265358979) translate (12.824cm 13.167cm)">
        <text:p/>
        <draw:enhanced-geometry draw:mirror-horizontal="true" draw:mirror-vertical="false" svg:viewBox="0 0 0 0" draw:type="ooxml-non-primitive" draw:enhanced-path="M 1199 1108924 L 4617373 1108924 0 0 C 400 369641 799 739283 1199 1108924 Z N"/>
      </draw:custom-shape>
      <draw:frame draw:name="Shape 11" presentation:style-name="TITLE-title" draw:layer="backgroundobjects" svg:width="21.589cm" svg:height="4.584cm" svg:x="1.905cm" svg:y="6.47cm" presentation:class="title" presentation:placeholder="true" presentation:user-transformed="true">
        <draw:text-box/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14" draw:style-name="Mgr3" draw:text-style-name="MP3" draw:layer="backgroundobjects" svg:width="25.399cm" svg:height="14.741cm" draw:transform="rotate (-3.14159265358979) translate (25.398cm 19.05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5" draw:style-name="Mgr4" draw:text-style-name="MP3" draw:layer="backgroundobjects" svg:width="12.825cm" svg:height="2.194cm" svg:x="12.572cm" svg:y="2.116cm">
        <text:p/>
        <draw:enhanced-geometry draw:mirror-horizontal="true" draw:mirror-vertical="false" svg:viewBox="0 0 0 0" draw:type="ooxml-non-primitive" draw:enhanced-path="M 1199 1108924 L 4617373 1108924 0 0 C 400 369641 799 739283 1199 1108924 Z N"/>
      </draw:custom-shape>
      <draw:custom-shape draw:name="Shape 16" draw:style-name="Mgr5" draw:text-style-name="MP3" draw:layer="backgroundobjects" svg:width="12.825cm" svg:height="2.109cm" draw:transform="rotate (-3.14159265358979) translate (25.4cm 6.419cm)">
        <text:p/>
        <draw:enhanced-geometry draw:mirror-horizontal="false" draw:mirror-vertical="false" svg:viewBox="0 0 0 0" draw:type="ooxml-non-primitive" draw:enhanced-path="M 1199 1108924 L 4617373 1108924 0 0 C 400 369641 799 739283 1199 1108924 Z N"/>
      </draw:custom-shape>
      <draw:frame draw:name="Shape 17" presentation:style-name="TITLE_5f_AND_5f_BODY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Shape 18" presentation:style-name="TITLE_5f_AND_5f_BODY-outline1" draw:layer="backgroundobjects" svg:width="22.859cm" svg:height="13.798cm" svg:x="1.27cm" svg:y="4.445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Shape 27" draw:style-name="Mgr3" draw:text-style-name="MP3" draw:layer="backgroundobjects" svg:width="25.399cm" svg:height="14.741cm" draw:transform="rotate (-3.14159265358979) translate (25.398cm 19.05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8" draw:style-name="Mgr4" draw:text-style-name="MP3" draw:layer="backgroundobjects" svg:width="12.825cm" svg:height="2.194cm" svg:x="12.572cm" svg:y="2.116cm">
        <text:p/>
        <draw:enhanced-geometry draw:mirror-horizontal="true" draw:mirror-vertical="false" svg:viewBox="0 0 0 0" draw:type="ooxml-non-primitive" draw:enhanced-path="M 1199 1108924 L 4617373 1108924 0 0 C 400 369641 799 739283 1199 1108924 Z N"/>
      </draw:custom-shape>
      <draw:frame draw:name="Shape 29" presentation:style-name="TITLE_5f_ONLY-title" draw:layer="backgroundobjects" svg:width="22.859cm" svg:height="3.174cm" svg:x="1.27cm" svg:y="0.763cm" presentation:class="title" presentation:placeholder="true" presentation:user-transformed="true">
        <draw:text-box/>
      </draw:frame>
      <draw:custom-shape draw:name="Shape 30" draw:style-name="Mgr5" draw:text-style-name="MP3" draw:layer="backgroundobjects" svg:width="12.825cm" svg:height="2.109cm" draw:transform="rotate (-3.14159265358979) translate (25.4cm 6.419cm)">
        <text:p/>
        <draw:enhanced-geometry draw:mirror-horizontal="false" draw:mirror-vertical="false" svg:viewBox="0 0 0 0" draw:type="ooxml-non-primitive" draw:enhanced-path="M 1199 1108924 L 4617373 1108924 0 0 C 400 369641 799 739283 1199 1108924 Z N"/>
      </draw:custom-shap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Shape 20" draw:style-name="Mgr3" draw:text-style-name="MP3" draw:layer="backgroundobjects" svg:width="25.399cm" svg:height="14.741cm" draw:transform="rotate (-3.14159265358979) translate (25.398cm 19.05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1" draw:style-name="Mgr5" draw:text-style-name="MP3" draw:layer="backgroundobjects" svg:width="12.825cm" svg:height="2.109cm" draw:transform="rotate (-3.14159265358979) translate (25.4cm 6.419cm)">
        <text:p/>
        <draw:enhanced-geometry draw:mirror-horizontal="false" draw:mirror-vertical="false" svg:viewBox="0 0 0 0" draw:type="ooxml-non-primitive" draw:enhanced-path="M 1199 1108924 L 4617373 1108924 0 0 C 400 369641 799 739283 1199 1108924 Z N"/>
      </draw:custom-shape>
      <draw:frame draw:name="Shape 22" presentation:style-name="TITLE_5f_AND_5f_TWO_5f_COLUMNS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Shape 23" presentation:style-name="TITLE_5f_AND_5f_TWO_5f_COLUMNS-outline1" draw:layer="backgroundobjects" svg:width="11.095cm" svg:height="13.798cm" svg:x="1.27cm" svg:y="4.445cm" presentation:class="outline" presentation:placeholder="true" presentation:user-transformed="true">
        <draw:text-box/>
      </draw:frame>
      <draw:custom-shape draw:name="Shape 24" draw:style-name="Mgr4" draw:text-style-name="MP3" draw:layer="backgroundobjects" svg:width="12.825cm" svg:height="2.194cm" svg:x="12.572cm" svg:y="2.116cm">
        <text:p/>
        <draw:enhanced-geometry draw:mirror-horizontal="true" draw:mirror-vertical="false" svg:viewBox="0 0 0 0" draw:type="ooxml-non-primitive" draw:enhanced-path="M 1199 1108924 L 4617373 1108924 0 0 C 400 369641 799 739283 1199 1108924 Z N"/>
      </draw:custom-shape>
      <draw:frame draw:name="Shape 25" presentation:style-name="TITLE_5f_AND_5f_TWO_5f_COLUMNS-outline1" draw:layer="backgroundobjects" svg:width="11.095cm" svg:height="13.798cm" svg:x="13.034cm" svg:y="4.445cm" presentation:class="outline" presentation:placeholder="true" presentation:user-transformed="true">
        <draw:text-box/>
      </draw:frame>
      <presentation:notes style:page-layout-name="PM2">
        <draw:page-thumbnail presentation:style-name="TITLE_5f_AND_5f_TWO_5f_COLUMNS-title" draw:layer="backgroundobjects" svg:width="12.699cm" svg:height="9.524cm" svg:x="3.175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document-statistic meta:object-count="162"/>
  </office:meta>
</office:document-meta>
</file>